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list-style-name="">
      <style:paragraph-properties style:text-autospace="none">
        <style:tab-stops>
          <style:tab-stop style:position="0.933cm"/>
        </style:tab-stops>
      </style:paragraph-properties>
      <style:text-properties fo:font-style="italic" style:font-style-asian="italic" style:font-style-complex="italic"/>
    </style:style>
    <style:style style:name="T1" style:family="text">
      <style:text-properties fo:color="#000000" style:font-name="Menlo-Regular" fo:font-size="11pt" style:font-name-asian="Menlo-Regular" style:font-size-asian="11pt" style:font-name-complex="Menlo-Regular" style:font-size-complex="11pt"/>
    </style:style>
    <style:style style:name="T2" style:family="text">
      <style:text-properties fo:color="#007400" style:font-name="Menlo-Regular" fo:font-size="11pt" style:font-name-asian="Menlo-Regular" style:font-size-asian="11pt" style:font-name-complex="Menlo-Regular"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éalisation <text:s/>par Alexandre TABOT</text:p>
      <text:p text:style-name="Standard"><text:tab/>Fonction réalisées :</text:p>
      <text:p text:style-name="Standard"><text:tab/><text:tab/>- ruzzleEcrireFichier</text:p>
      <text:p text:style-name="Standard"><text:tab/><text:tab/>- ruzzleDicoParCara</text:p>
      <text:p text:style-name="Standard"><text:tab/><text:tab/>- ruzzleDicoParMot</text:p>
      <text:p text:style-name="Standard"><text:tab/><text:tab/></text:p>
      <text:p text:style-name="Standard">Commentaire :</text:p>
      <text:p text:style-name="Standard"/>
      <text:p text:style-name="Standard"><text:tab/>J'ai réalisé les fonctions de manipulation de fichier pour chercher dans le fichier texte faisant office de dictionnaire si la combinaison de lettres évaluée durant la lecture de la matrice et d'écrire les mots valides trouvés.</text:p>
      <text:p text:style-name="Standard"/>
      <text:p text:style-name="Standard"><text:tab/>J'ai réalisé ruzzleEcricreFichier pour remplir l'objectif d'écrire dans un fichier</text:p>
      <text:p text:style-name="Standard">A l'intérieur de celle-ci j'ai mis le commentaire définissant son rôle :</text:p>
      <text:p text:style-name="P2"><text:span text:style-name="T1"><text:tab/></text:span><text:span text:style-name="T2">// Renvoie : la fonction écrit le mot passé en paramètre dans le fichier dont le nom est passé en paramètr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andre TABOT</meta:initial-creator>
    <meta:creation-date>2015-11-19T11:42:48</meta:creation-date>
    <meta:document-statistic meta:table-count="0" meta:image-count="0" meta:object-count="0" meta:page-count="1" meta:paragraph-count="11" meta:word-count="94" meta:character-count="623"/>
    <dc:date>2015-11-19T12:08:59</dc:date>
    <dc:creator>Alexandre TABOT</dc:creator>
    <meta:editing-duration>PT9M50S</meta:editing-duration>
    <meta:editing-cycles>1</meta:editing-cycles>
    <meta:generator>OpenOffice/4.1.1$Unix OpenOffice.org_project/411m6$Build-9775</meta:generator>
  </office:meta>
</office:document-meta>
</file>